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402AADDB1F62D4512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4cm" fo:min-width="0.722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5cm" fo:min-width="3.2cm"/>
    </style:style>
    <style:style style:name="gr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75cm" fo:min-width="3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85cm" fo:min-width="3.9cm"/>
    </style:style>
    <style:style style:name="gr8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64cm" fo:min-width="1.07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4cm" fo:min-width="1.90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cm" fo:min-width="0.01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44cm" fo:min-width="0.49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44cm" fo:min-width="0.42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  <style:text-properties style:font-name="Miriam Mono CLM1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iriam Mono CLM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6.999cm" svg:height="16.029cm" svg:x="-0.018cm" svg:y="-0.009cm">
          <draw:image xlink:href="Pictures/100002010000044000000402AADDB1F62D451249.png" xlink:type="simple" xlink:show="embed" xlink:actuate="onLoad" loext:mime-type="image/png">
            <text:p/>
          </draw:image>
        </draw:frame>
        <draw:custom-shape draw:style-name="gr2" draw:text-style-name="P2" draw:layer="layout" svg:width="0.7cm" svg:height="0.6cm" svg:x="4.82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8cm" svg:height="0.7cm" svg:x="5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7cm" svg:height="1.5cm" svg:x="6.8cm" svg:y="3.1cm">
          <text:p text:style-name="P1"><text:span text:style-name="T1">who?</text:span></text:p>
          <text:p text:style-name="P1"><text:span text:style-name="T1">pin numb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cm" svg:height="2cm" svg:x="10.8cm" svg:y="3.8cm">
          <text:p text:style-name="P1"><text:span text:style-name="T1">mode: INPUT</text:span></text:p>
          <text:p text:style-name="P1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5cm" svg:y1="4.6cm" svg:x2="5.4cm" svg:y2="5.9cm">
          <text:p/>
        </draw:line>
        <draw:line draw:style-name="gr6" draw:text-style-name="P4" draw:layer="layout" svg:x1="10.8cm" svg:y1="5.3cm" svg:x2="7.7cm" svg:y2="6cm">
          <text:p/>
        </draw:line>
        <draw:custom-shape draw:style-name="gr7" draw:text-style-name="P3" draw:layer="layout" svg:width="4.4cm" svg:height="2.1cm" svg:x="2.2cm" svg:y="2.7cm">
          <text:p text:style-name="P1"><text:span text:style-name="T1">function: </text:span></text:p>
          <text:p text:style-name="P1"><text:span text:style-name="T1">how does </text:span></text:p>
          <text:p text:style-name="P1"><text:span text:style-name="T1">the pin work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cm" svg:height="0.8cm" svg:x="2.5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6cm" svg:y1="4.8cm" svg:x2="3.7cm" svg:y2="5.8cm">
          <text:p/>
        </draw:line>
        <draw:custom-shape draw:style-name="gr9" draw:text-style-name="P2" draw:layer="layout" svg:width="3.476cm" svg:height="0.7cm" svg:x="2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96cm" svg:height="0.696cm" svg:x="6.1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76cm" svg:height="0.772cm" svg:x="7.024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2.1cm" svg:x="-2.7cm" svg:y="7.7cm">
          <text:p text:style-name="P1"><text:span text:style-name="T1">function: </text:span></text:p>
          <text:p text:style-name="P1"><text:span text:style-name="T1">write a</text:span></text:p>
          <text:p text:style-name="P1"><text:span text:style-name="T1">volt valu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7cm" svg:y1="8.8cm" svg:x2="2.8cm" svg:y2="9.5cm">
          <text:p/>
        </draw:line>
        <draw:custom-shape draw:style-name="gr4" draw:text-style-name="P3" draw:layer="layout" svg:width="3.7cm" svg:height="1.5cm" svg:x="5.9cm" svg:y="7.1cm">
          <text:p text:style-name="P1"><text:span text:style-name="T1">where?</text:span></text:p>
          <text:p text:style-name="P1"><text:span text:style-name="T1">pin numb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9cm" svg:y1="8.6cm" svg:x2="6.6cm" svg:y2="9.4cm">
          <text:p/>
        </draw:line>
        <draw:custom-shape draw:style-name="gr5" draw:text-style-name="P3" draw:layer="layout" svg:width="4.2cm" svg:height="2cm" svg:x="10cm" svg:y="6.6cm">
          <text:p text:style-name="P1"><text:span text:style-name="T1">mode: INPUT</text:span></text:p>
          <text:p text:style-name="P1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9cm" svg:y1="8.6cm" svg:x2="8.5cm" svg:y2="9.5cm">
          <text:p/>
        </draw:line>
        <draw:custom-shape draw:style-name="gr7" draw:text-style-name="P3" draw:layer="layout" svg:width="4.4cm" svg:height="2.1cm" svg:x="-2.7cm" svg:y="10.7cm">
          <text:p text:style-name="P1"><text:span text:style-name="T1">function: </text:span></text:p>
          <text:p text:style-name="P1"><text:span text:style-name="T1">wai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76cm" svg:height="0.772cm" svg:x="2.724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.7cm" svg:y1="11.8cm" svg:x2="2.8cm" svg:y2="11.1cm">
          <text:p/>
        </draw:line>
        <draw:custom-shape draw:style-name="gr12" draw:text-style-name="P2" draw:layer="layout" svg:width="1.376cm" svg:height="0.772cm" svg:x="4.224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cm" svg:height="2cm" svg:x="9cm" svg:y="10.6cm">
          <text:p text:style-name="P1"><text:span text:style-name="T1">mode: INPUT</text:span></text:p>
          <text:p text:style-name="P1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cm" svg:y1="11.5cm" svg:x2="5.6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20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55:49.432896099</meta:creation-date>
    <dc:date>2021-05-04T17:37:32.205079377</dc:date>
    <meta:editing-duration>PT7M33S</meta:editing-duration>
    <meta:editing-cycles>2</meta:editing-cycles>
    <meta:generator>LibreOffice/6.1.5.2$Linux_X86_64 LibreOffice_project/10$Build-2</meta:generator>
    <meta:document-statistic meta:object-count="25"/>
  </office:meta>
</office:document-meta>
</file>